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rsid="001e30da" officeooo:paragraph-rsid="001e30da" style:font-weight-asian="bold" style:font-weight-complex="bold"/>
    </style:style>
    <style:style style:name="P2" style:family="paragraph" style:parent-style-name="Standard">
      <style:text-properties style:font-name="Arial1" fo:font-weight="normal" officeooo:rsid="001e30da" officeooo:paragraph-rsid="001e30da" style:font-weight-asian="normal" style:font-weight-complex="normal"/>
    </style:style>
    <style:style style:name="P3" style:family="paragraph" style:parent-style-name="Standard" style:list-style-name="L1">
      <style:text-properties style:font-name="Arial1" fo:font-weight="normal" officeooo:rsid="001e30da" officeooo:paragraph-rsid="00215306" style:font-weight-asian="normal" style:font-weight-complex="normal"/>
    </style:style>
    <style:style style:name="T1" style:family="text">
      <style:text-properties officeooo:rsid="002282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alegre Ventura Bastos</text:p>
      <text:p text:style-name="P1"/>
      <text:p text:style-name="P2"><text:span text:style-name="T1">Soft Skills</text:span></text:p>
      <text:list text:style-name="L1">
        <text:list-item>
          <text:p text:style-name="P3">Empatia</text:p>
        </text:list-item>
        <text:list-item>
          <text:p text:style-name="P3">Trabalho em Equipe</text:p>
        </text:list-item>
        <text:list-item>
          <text:p text:style-name="P3">Liderança</text:p>
        </text:list-item>
        <text:list-item>
          <text:p text:style-name="P3">Ética profissional</text:p>
        </text:list-item>
        <text:list-item>
          <text:p text:style-name="P3">Adaptabilidade</text:p>
        </text:list-item>
        <text:list-item>
          <text:p text:style-name="P3">Resiliê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08:21:36.510000000</meta:creation-date>
    <dc:date>2023-10-05T17:28:14.385000000</dc:date>
    <meta:editing-duration>PT28M19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20" meta:character-count="118" meta:non-whitespace-character-count="112"/>
  </office:meta>
</office:document-meta>
</file>